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2024-11-21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2023-11-14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2022-12-01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2021-11-16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2020-11-19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2019-11-26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2018-11-29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2017-11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2016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201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2014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201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201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2010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2008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200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2006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200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8872" calcext:value-type="float">
            <text:p>0.1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2004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2003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200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2000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1999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1998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1997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1996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199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199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199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199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199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1990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198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198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198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62" calcext:value-type="float">
            <text:p>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1986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1986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1984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572" calcext:value-type="float">
            <text:p>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1983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198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1981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197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1977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197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1975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1975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197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197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8604</text:p>
          </table:table-cell>
          <table:table-cell office:value-type="string" calcext:value-type="string">
            <text:p>197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6" meta:object-count="0"/>
    <meta:user-defined meta:name="AppVersion">3.0</meta:user-defined>
  </office:meta>
</office:document-meta>
</file>